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E000002153C9AA9D5BAD23778.png" manifest:media-type="image/png"/>
  <manifest:file-entry manifest:full-path="Pictures/100000000000037B000002172CF061B24910DF1B.png" manifest:media-type="image/png"/>
  <manifest:file-entry manifest:full-path="Pictures/100000000000023C000001F610A7B5ED406C33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roman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2.75cm" fo:min-width="24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34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74cm" fo:min-width="1.359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593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line-through-style="none" style:text-line-through-type="none" style:text-underline-style="none"/>
    </style:style>
    <style:style style:name="P5" style:family="paragraph">
      <loext:graphic-properties draw:fill="none" draw:fill-color="#ffffff"/>
      <style:text-properties style:text-line-through-style="none" style:text-line-through-type="non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backround" svg:width="25cm" svg:height="13cm" svg:x="2.326cm" svg:y="3.2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5cm" svg:height="12cm" svg:x="3.8cm" svg:y="3.8cm">
          <draw:image xlink:href="Pictures/100000000000037E000002153C9AA9D5BAD23778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25cm" svg:height="13cm" svg:x="2.326cm" svg:y="3.2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5cm" svg:height="12cm" svg:x="3.8cm" svg:y="3.8cm">
          <draw:image xlink:href="Pictures/100000000000037B000002172CF061B24910DF1B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3" draw:text-style-name="P3" draw:layer="layout" svg:width="6.669cm" svg:height="1.597cm" svg:x="1.334cm" svg:y="1.29cm">
          <draw:text-box>
            <text:p>TEST</text:p>
          </draw:text-box>
        </draw:frame>
        <draw:frame draw:style-name="gr2" draw:text-style-name="P2" draw:layer="layout" svg:width="15.133cm" svg:height="13.281cm" svg:x="7.171cm" svg:y="3.482cm">
          <draw:image xlink:href="Pictures/100000000000023C000001F610A7B5ED406C33B6.png" xlink:type="simple" xlink:show="embed" xlink:actuate="onLoad" draw:mime-type="image/png">
            <text:p/>
          </draw:image>
        </draw:frame>
        <draw:polygon draw:style-name="gr4" draw:text-style-name="P2" draw:layer="layout" svg:width="2.426cm" svg:height="1.632cm" svg:x="14.563cm" svg:y="9.015cm" svg:viewBox="0 0 2427 1633" draw:points="0,727 1706,0 2427,693 831,1633">
          <text:p/>
        </draw:polygon>
        <draw:custom-shape draw:style-name="gr5" draw:text-style-name="P2" draw:layer="layout" svg:width="0.59cm" svg:height="0.962cm" svg:x="16.225cm" svg:y="11.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6.669cm" svg:height="1.597cm" svg:x="15.482cm" svg:y="12.486cm">
          <draw:text-box>
            <text:p text:style-name="P4">Printed on down fac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roman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solid" style:text-line-through-type="single" style:font-name="Liberation Sans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  <draw:layer draw:name="backround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23H20M28S</meta:editing-duration>
    <meta:editing-cycles>72</meta:editing-cycles>
    <dc:date>2022-09-13T11:53:25.881000000</dc:date>
    <meta:document-statistic meta:object-count="9"/>
  </office:meta>
</office:document-meta>
</file>